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c305" officeooo:paragraph-rsid="0007c305"/>
    </style:style>
    <style:style style:name="P2" style:family="paragraph" style:parent-style-name="Standard">
      <style:text-properties style:text-underline-style="solid" style:text-underline-width="auto" style:text-underline-color="font-color" officeooo:rsid="0007c305" officeooo:paragraph-rsid="0007c305"/>
    </style:style>
    <style:style style:name="P3" style:family="paragraph" style:parent-style-name="Standard">
      <style:text-properties officeooo:rsid="0007f086" officeooo:paragraph-rsid="0007f086"/>
    </style:style>
    <style:style style:name="P4" style:family="paragraph" style:parent-style-name="Standard">
      <style:text-properties officeooo:rsid="0007c305" officeooo:paragraph-rsid="0007c305"/>
    </style:style>
    <style:style style:name="P5" style:family="paragraph" style:parent-style-name="Standard">
      <style:text-properties officeooo:rsid="00094d88" officeooo:paragraph-rsid="00094d88"/>
    </style:style>
    <style:style style:name="P6" style:family="paragraph" style:parent-style-name="Standard">
      <style:text-properties officeooo:rsid="0007f086" officeooo:paragraph-rsid="0007f0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4d88" style:font-weight-asian="bold" style:font-weight-complex="bold"/>
    </style:style>
    <style:style style:name="T3" style:family="text">
      <style:text-properties officeooo:rsid="00094d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<text:span text:style-name="T1">Current time spent</text:span>: 3 hours to create backend, 2.5 hours to create frontend.</text:p>
      <text:p text:style-name="P1"><text:span text:style-name="T1">Hosting on AWS </text:span><text:span text:style-name="T2">with PM2</text:span><text:span text:style-name="T1">:</text:span> 30 mins</text:p>
      <text:p text:style-name="P1"/>
      <text:p text:style-name="P2">What can be improved on React:</text:p>
      <text:p text:style-name="P1"/>
      <text:p text:style-name="P1">1) Encryption of accesskey used for external API and encryption of <text:s/>secretkey used for JWT token generation</text:p>
      <text:p text:style-name="P1"/>
      <text:p text:style-name="P1">2) Invoke jwt token api with login user details.</text:p>
      <text:p text:style-name="P1"/>
      <text:p text:style-name="P1">3) Caching of Countries data received from API and storing it in memcache server (so subsequent request from any client can be fetched from memcache instead of doing an API call )</text:p>
      <text:p text:style-name="P1"/>
      <text:p text:style-name="P1">4) Caching of JWT access token in localstorage and using it for all subsequent request.</text:p>
      <text:p text:style-name="P1"/>
      <text:p text:style-name="P3">5) Adding webpack configuration file for each environments so deployments to cross environment is easy</text:p>
      <text:p text:style-name="P3"/>
      <text:p text:style-name="P3">6) Adding <text:s/>material design to improve the UI experience <text:span text:style-name="T3">like Loading icon for API request.</text:span></text:p>
      <text:p text:style-name="P3"/>
      <text:p text:style-name="P3">7) Using react-table npm module to have more interactive tables with inter table search functionality.</text:p>
      <text:p text:style-name="P3"/>
      <text:p text:style-name="P5">8) Using jest to create unit test.</text:p>
      <text:p text:style-name="P5"/>
      <text:p text:style-name="P5">9) Minification of css.</text:p>
      <text:p text:style-name="P3"/>
      <text:p text:style-name="P1"/>
      <text:p text:style-name="P2">What can be improved on Nodejs:</text:p>
      <text:p text:style-name="P1"/>
      <text:p text:style-name="P1">1) installing HTTPS certificates so all API request are encrypted.</text:p>
      <text:p text:style-name="P1"/>
      <text:p text:style-name="P1">2) Adding swagger so all API endpoints are documented.</text:p>
      <text:p text:style-name="P1"/>
      <text:p text:style-name="P1">3) User authentication for JWT token with Database.</text:p>
      <text:p text:style-name="P1"/>
      <text:p text:style-name="P5">4) Mocha/chai unit test for function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6T19:47:19.393138076</meta:creation-date>
    <dc:date>2019-11-17T01:20:54.538014797</dc:date>
    <meta:editing-duration>PT8M1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94" meta:character-count="1150" meta:non-whitespace-character-count="971"/>
  </office:meta>
</office:document-meta>
</file>